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9">
      <style:paragraph-properties fo:margin-top="0cm" fo:margin-bottom="0cm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1">
      <style:paragraph-properties fo:margin-top="0cm" fo:margin-bottom="0cm" style:contextual-spacing="false"/>
    </style:style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4">
      <style:paragraph-properties fo:margin-top="0cm" fo:margin-bottom="0cm" style:contextual-spacing="false"/>
    </style:style>
    <style:style style:name="P30" style:family="paragraph" style:parent-style-name="Text_20_body" style:list-style-name="L25"/>
    <style:style style:name="P31" style:family="paragraph" style:parent-style-name="Text_20_body" style:list-style-name="L25">
      <style:paragraph-properties fo:margin-top="0cm" fo:margin-bottom="0cm" style:contextual-spacing="false"/>
    </style:style>
    <style:style style:name="P32" style:family="paragraph" style:parent-style-name="Text_20_body" style:list-style-name="L26"/>
    <style:style style:name="P33" style:family="paragraph" style:parent-style-name="Text_20_body" style:list-style-name="L2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substituição do Raspberry Pi Pico pelo ESP32-WROOM exige a reconfiguração dos pinos para manter a compatibilidade com os periféricos da BitDogLab. Aqui estão as sugestões de mapeamento de pinos, com justificativas para cada mudança:</text:p>
      <text:h text:style-name="Heading_20_3" text:outline-level="3"><text:span text:style-name="Strong_20_Emphasis">1. LED RGB (GPIO13, 12, 11 na Pico) → GPIO25, 26, 27 no ESP32</text:span></text:h>
      <text:list xml:id="list986613263" text:style-name="L1">
        <text:list-item>
          <text:p text:style-name="P3">O ESP32 permite o uso de PWM (modulação por largura de pulso) em praticamente qualquer GPIO, garantindo controle de brilho e cor dos LEDs RGB.</text:p>
        </text:list-item>
      </text:list>
      <text:h text:style-name="Heading_20_3" text:outline-level="3"><text:span text:style-name="Strong_20_Emphasis">2. Botões A e B (GPIO5 e 6 na Pico) → GPIO32 e 33 no ESP32</text:span></text:h>
      <text:list xml:id="list876504739" text:style-name="L2">
        <text:list-item>
          <text:p text:style-name="P4">Esses pinos são entradas recomendadas para botões, pois suportam resistores pull-up internos.</text:p>
        </text:list-item>
      </text:list>
      <text:h text:style-name="Heading_20_3" text:outline-level="3"><text:span text:style-name="Strong_20_Emphasis">3. Botão RESET (RUN na Pico) → EN no ESP32</text:span></text:h>
      <text:list xml:id="list3351234330" text:style-name="L3">
        <text:list-item>
          <text:p text:style-name="P5">O botão de reset pode ser conectado diretamente ao pino EN (Enable) do ESP32, que controla a ativação do chip.</text:p>
        </text:list-item>
      </text:list>
      <text:h text:style-name="Heading_20_3" text:outline-level="3"><text:span text:style-name="Strong_20_Emphasis">4. Buzzer A e B (GPIO21 e 10 na Pico) → GPIO18 e 19 no ESP32</text:span></text:h>
      <text:list xml:id="list2901615279" text:style-name="L4">
        <text:list-item>
          <text:p text:style-name="P6">O ESP32 permite gerar sinais PWM nesses pinos, o que é necessário para controlar o buzzer passivo.</text:p>
        </text:list-item>
      </text:list>
      <text:h text:style-name="Heading_20_3" text:outline-level="3"><text:span text:style-name="Strong_20_Emphasis">5. Matriz de LEDs WS2812B (GPIO7 na Pico) → GPIO4 no ESP32</text:span></text:h>
      <text:list xml:id="list3994573594" text:style-name="L5">
        <text:list-item>
          <text:p text:style-name="P7">O GPIO4 é um pino recomendado para controle de LEDs endereçáveis, pois suporta saída PWM e precisão no controle de timing.</text:p>
        </text:list-item>
      </text:list>
      <text:h text:style-name="Heading_20_3" text:outline-level="3"><text:span text:style-name="Strong_20_Emphasis">6. Joystick (VRx no GPIO27 e VRy no GPIO26 da Pico) → GPIO34 e 35 no ESP32</text:span></text:h>
      <text:list xml:id="list2429616909" text:style-name="L6">
        <text:list-item>
          <text:p text:style-name="P8">Os pinos 34 e 35 são ADCs no ESP32 e funcionam bem para leitura analógica do joystick.</text:p>
        </text:list-item>
      </text:list>
      <text:h text:style-name="Heading_20_3" text:outline-level="3"><text:span text:style-name="Strong_20_Emphasis">7. Display OLED I2C (GPIO14 e 15 na Pico) → GPIO21 (SDA) e GPIO22 (SCL) no ESP32</text:span></text:h>
      <text:list xml:id="list1629360630" text:style-name="L7">
        <text:list-item>
          <text:p text:style-name="P9">Esses são os pinos padrão do ESP32 para comunicação I2C, garantindo compatibilidade com a maioria dos displays OLED.</text:p>
        </text:list-item>
      </text:list>
      <text:h text:style-name="Heading_20_3" text:outline-level="3"><text:span text:style-name="Strong_20_Emphasis">8. Microfone de eletreto (GPIO28 na Pico) → GPIO36 no ESP32</text:span></text:h>
      <text:list xml:id="list3601948099" text:style-name="L8">
        <text:list-item>
          <text:p text:style-name="P10">O GPIO36 (VP) do ESP32 é um ADC de alta precisão, ideal para capturar sinais analógicos como o do microfone.</text:p>
        </text:list-item>
      </text:list>
      <text:h text:style-name="Heading_20_3" text:outline-level="3"><text:span text:style-name="Strong_20_Emphasis">9. Conector IDC (expansão de hardware)</text:span></text:h>
      <text:list xml:id="list2785810039" text:style-name="L9">
        <text:list-item>
          <text:p text:style-name="P12"><text:span text:style-name="Strong_20_Emphasis">GPIO8, 9, 17, 16, 19, 18 na Pico → GPIO2, 15, 16, 17, 23, 5 no ESP32</text:span></text:p>
        </text:list-item>
        <text:list-item>
          <text:p text:style-name="P11">Ajustados para manter compatibilidade com periféricos adicionais como drivers de motor ou módulos LoRa.</text:p>
        </text:list-item>
      </text:list>
      <text:h text:style-name="Heading_20_3" text:outline-level="3"><text:soft-page-break/><text:span text:style-name="Strong_20_Emphasis">10. Comunicação SPI (GPIO16, 17, 18, 19 na Pico) → GPIO23 (MOSI), GPIO19 (MISO), GPIO18 (SCK), GPIO5 (CS) no ESP32</text:span></text:h>
      <text:list xml:id="list954710748" text:style-name="L10">
        <text:list-item>
          <text:p text:style-name="P13">Esses pinos são os padrões para SPI no ESP32, garantindo estabilidade na comunicação com módulos externos.</text:p>
        </text:list-item>
      </text:list>
      <text:h text:style-name="Heading_20_3" text:outline-level="3"><text:span text:style-name="Strong_20_Emphasis">11. Comunicação UART (GPIO0 e 1 na Pico) → GPIO1 (TX) e GPIO3 (RX) no ESP32</text:span></text:h>
      <text:list xml:id="list1746687971" text:style-name="L11">
        <text:list-item>
          <text:p text:style-name="P14">Manter esses pinos para comunicação serial com módulos como GPS.</text:p>
        </text:list-item>
      </text:list>
      <text:p text:style-name="Text_20_body">Esse mapeamento garante que todos os componentes da BitDogLab permaneçam funcionais com o ESP32, aproveitando seus recursos de Wi-Fi, Bluetooth e processamento avançado. Precisa de ajuda para reescrever o código com essas mudanças?</text:p>
      <text:p text:style-name="Text_20_body">4o</text:p>
      <text:h text:style-name="Heading_20_5" text:outline-level="5">Dito por si:</text:h>
      <text:p text:style-name="Text_20_body">O texto cita 2 comunicações i2c que utilizam os pinos GPIO0 (SDA) / GPIO1(SCL) e GPIO2 (SDA) e GPIO3(SCL). Redefina a resposta levando-se em consideração estas comunicações e outras interfaces que possam não ter sido citadas na resposta</text:p>
      <text:h text:style-name="Heading_20_6" text:outline-level="6">Dito pelo ChatGPT:</text:h>
      <text:p text:style-name="Text_20_body">Aqui está a redefinição do mapeamento de pinos do Raspberry Pi Pico para o ESP32-WROOM, levando em conta as duas interfaces I2C e possíveis outras conexões não citadas anteriormente.</text:p>
      <text:p text:style-name="Horizontal_20_Line"/>
      <text:h text:style-name="Heading_20_3" text:outline-level="3"><text:span text:style-name="Strong_20_Emphasis">Novo Mapeamento de Pinos - Raspberry Pi Pico → ESP32-WROOM</text:span></text:h>
      <text:h text:style-name="Heading_20_4" text:outline-level="4"><text:span text:style-name="Strong_20_Emphasis">1. LED RGB (GPIO13, 12, 11 na Pico) → GPIO25, 26, 27 no ESP32</text:span></text:h>
      <text:list xml:id="list2876665636" text:style-name="L12">
        <text:list-item>
          <text:p text:style-name="P15">O ESP32 permite controle PWM em qualquer GPIO, garantindo suavidade no controle de cores.</text:p>
        </text:list-item>
      </text:list>
      <text:h text:style-name="Heading_20_4" text:outline-level="4"><text:span text:style-name="Strong_20_Emphasis">2. Botões A e B (GPIO5 e 6 na Pico) → GPIO32 e 33 no ESP32</text:span></text:h>
      <text:list xml:id="list2573667759" text:style-name="L13">
        <text:list-item>
          <text:p text:style-name="P16">Pinos de entrada digital com suporte a resistores pull-up internos, adequados para botões.</text:p>
        </text:list-item>
      </text:list>
      <text:h text:style-name="Heading_20_4" text:outline-level="4"><text:span text:style-name="Strong_20_Emphasis">3. Botão RESET (RUN na Pico) → EN no ESP32</text:span></text:h>
      <text:list xml:id="list3688609242" text:style-name="L14">
        <text:list-item>
          <text:p text:style-name="P17">Conectar ao pino de Enable (EN) para resetar o microcontrolador.</text:p>
        </text:list-item>
      </text:list>
      <text:h text:style-name="Heading_20_4" text:outline-level="4"><text:span text:style-name="Strong_20_Emphasis">4. Buzzers A e B (GPIO21 e 10 na Pico) → GPIO18 e 19 no ESP32</text:span></text:h>
      <text:list xml:id="list3224247583" text:style-name="L15">
        <text:list-item>
          <text:p text:style-name="P18">Pinos configuráveis com PWM, necessários para gerar som nos buzzers passivos.</text:p>
        </text:list-item>
      </text:list>
      <text:h text:style-name="Heading_20_4" text:outline-level="4"><text:span text:style-name="Strong_20_Emphasis">5. Matriz de LEDs WS2812B (GPIO7 na Pico) → GPIO4 no ESP32</text:span></text:h>
      <text:list xml:id="list3499142787" text:style-name="L16">
        <text:list-item>
          <text:p text:style-name="P19">GPIO4 permite controle preciso via protocolos de timing, ideal para LEDs endereçáveis.</text:p>
        </text:list-item>
      </text:list>
      <text:h text:style-name="Heading_20_4" text:outline-level="4"><text:span text:style-name="Strong_20_Emphasis">6. Joystick (VRx no GPIO27 e VRy no GPIO26 da Pico) → GPIO34 e 35 no ESP32</text:span></text:h>
      <text:list xml:id="list2962426277" text:style-name="L17">
        <text:list-item>
          <text:p text:style-name="P20">GPIO34 e GPIO35 são ADCs recomendados para leituras analógicas do joystick.</text:p>
        </text:list-item>
      </text:list>
      <text:h text:style-name="Heading_20_4" text:outline-level="4"><text:soft-page-break/><text:span text:style-name="Strong_20_Emphasis">7. Display OLED I2C1 (GPIO14 e 15 na Pico) → GPIO21 (SDA) e GPIO22 (SCL) no ESP32</text:span></text:h>
      <text:list xml:id="list721108566" text:style-name="L18">
        <text:list-item>
          <text:p text:style-name="P21">GPIO21 e GPIO22 são os pinos I2C padrão no ESP32, garantindo compatibilidade com o display.</text:p>
        </text:list-item>
      </text:list>
      <text:h text:style-name="Heading_20_4" text:outline-level="4"><text:span text:style-name="Strong_20_Emphasis">8. Microfone de eletreto (GPIO28 na Pico) → GPIO36 no ESP32</text:span></text:h>
      <text:list xml:id="list4145709020" text:style-name="L19">
        <text:list-item>
          <text:p text:style-name="P22">O GPIO36 (VP) é um ADC de alta precisão, ideal para sinais de áudio analógicos.</text:p>
        </text:list-item>
      </text:list>
      <text:h text:style-name="Heading_20_4" text:outline-level="4"><text:span text:style-name="Strong_20_Emphasis">9. Comunicação I2C0 (GPIO0 e 1 na Pico) → GPIO16 (SDA) e GPIO17 (SCL) no ESP32</text:span></text:h>
      <text:list xml:id="list2355345663" text:style-name="L20">
        <text:list-item>
          <text:p text:style-name="P23">Segunda interface I2C necessária para outros dispositivos compatíveis.</text:p>
        </text:list-item>
      </text:list>
      <text:h text:style-name="Heading_20_4" text:outline-level="4"><text:span text:style-name="Strong_20_Emphasis">10. Conector IDC (expansão de hardware)</text:span></text:h>
      <text:list xml:id="list349458345" text:style-name="L21">
        <text:list-item>
          <text:p text:style-name="P25"><text:span text:style-name="Strong_20_Emphasis">GPIO8, 9, 17, 16, 19, 18 na Pico → GPIO2, 15, 16, 17, 23, 5 no ESP32</text:span></text:p>
        </text:list-item>
        <text:list-item>
          <text:p text:style-name="P24">Ajuste de pinos para manter compatibilidade com periféricos adicionais como módulos LoRa ou drivers de motor.</text:p>
        </text:list-item>
      </text:list>
      <text:h text:style-name="Heading_20_4" text:outline-level="4"><text:span text:style-name="Strong_20_Emphasis">11. Comunicação SPI (GPIO16, 17, 18, 19 na Pico) → GPIO23 (MOSI), GPIO19 (MISO), GPIO18 (SCK), GPIO5 (CS) no ESP32</text:span></text:h>
      <text:list xml:id="list703248102" text:style-name="L22">
        <text:list-item>
          <text:p text:style-name="P26">Pinos padrão para comunicação SPI, garantindo estabilidade na comunicação com sensores e módulos.</text:p>
        </text:list-item>
      </text:list>
      <text:h text:style-name="Heading_20_4" text:outline-level="4"><text:span text:style-name="Strong_20_Emphasis">12. Comunicação UART (GPIO0 e 1 na Pico) → GPIO1 (TX) e GPIO3 (RX) no ESP32</text:span></text:h>
      <text:list xml:id="list229074693" text:style-name="L23">
        <text:list-item>
          <text:p text:style-name="P27">Conexão serial para módulos como GPS ou comunicação externa.</text:p>
        </text:list-item>
      </text:list>
      <text:h text:style-name="Heading_20_4" text:outline-level="4"><text:span text:style-name="Strong_20_Emphasis">13. Barra de terminais (DIG 0, 1, 2, 3 e alimentação)</text:span></text:h>
      <text:list xml:id="list1204607486" text:style-name="L24">
        <text:list-item>
          <text:p text:style-name="P29"><text:span text:style-name="Strong_20_Emphasis">GPIO0, 1, 2, 3 na Pico → GPIO13, 14, 15, 16 no ESP32</text:span></text:p>
        </text:list-item>
        <text:list-item>
          <text:p text:style-name="P29"><text:span text:style-name="Strong_20_Emphasis">GND analógico, GPIO28, GND, 3V3 e 5V na Pico → Correspondentes no ESP32</text:span></text:p>
        </text:list-item>
        <text:list-item>
          <text:p text:style-name="P28">Mantém os mesmos pontos de alimentação e controle digital.</text:p>
        </text:list-item>
      </text:list>
      <text:p text:style-name="Horizontal_20_Line"/>
      <text:h text:style-name="Heading_20_3" text:outline-level="3"><text:span text:style-name="Strong_20_Emphasis">Resumo das Mudanças</text:span></text:h>
      <text:list xml:id="list509680962" text:style-name="L25">
        <text:list-item>
          <text:p text:style-name="P31"><text:span text:style-name="Strong_20_Emphasis">I2C1 (OLED)</text:span> → GPIO21 e GPIO22</text:p>
        </text:list-item>
        <text:list-item>
          <text:p text:style-name="P31"><text:span text:style-name="Strong_20_Emphasis">I2C0 (Expansão/Periféricos)</text:span> → GPIO16 e GPIO17</text:p>
        </text:list-item>
        <text:list-item>
          <text:p text:style-name="P31"><text:span text:style-name="Strong_20_Emphasis">SPI</text:span> → GPIO23, GPIO19, GPIO18, GPIO5</text:p>
        </text:list-item>
        <text:list-item>
          <text:p text:style-name="P31"><text:span text:style-name="Strong_20_Emphasis">UART</text:span> → GPIO1 e GPIO3</text:p>
        </text:list-item>
        <text:list-item>
          <text:p text:style-name="P31"><text:span text:style-name="Strong_20_Emphasis">ADC</text:span> (Joystick e Microfone) → GPIO34, GPIO35, GPIO36</text:p>
        </text:list-item>
        <text:list-item>
          <text:p text:style-name="P30"><text:span text:style-name="Strong_20_Emphasis">Matriz WS2812B</text:span> → GPIO4</text:p>
        </text:list-item>
      </text:list>
      <text:p text:style-name="Standard"/>
      <text:h text:style-name="Heading_20_3" text:outline-level="3"><text:span text:style-name="Strong_20_Emphasis">Código Adaptado para ESP32-WROOM (MicroPython)</text:span></text:h>
      <text:p text:style-name="Preformatted_20_Text">python</text:p>
      <text:p text:style-name="Preformatted_20_Text">CopiarEditar</text:p>
      <text:p text:style-name="P1"><text:span text:style-name="Source_20_Text">from machine import Pin, PWM, ADC, SoftI2C</text:span></text:p>
      <text:p text:style-name="P1"><text:span text:style-name="Source_20_Text">import neopixel</text:span></text:p>
      <text:p text:style-name="P1"><text:span text:style-name="Source_20_Text">import utime</text:span></text:p>
      <text:p text:style-name="P1"><text:span text:style-name="Source_20_Text">import random</text:span></text:p>
      <text:p text:style-name="P1"><text:span text:style-name="Source_20_Text">from ssd1306 import SSD1306_I2C</text:span></text:p>
      <text:p text:style-name="P1"><text:soft-page-break/></text:p>
      <text:p text:style-name="P1"><text:span text:style-name="Source_20_Text"># Configuração do OLED (I2C1: GPIO21 - SDA, GPIO22 - SCL)</text:span></text:p>
      <text:p text:style-name="P1"><text:span text:style-name="Source_20_Text">i2c_oled = SoftI2C(scl=Pin(22), sda=Pin(21))</text:span></text:p>
      <text:p text:style-name="P1"><text:span text:style-name="Source_20_Text">oled = SSD1306_I2C(128, 64, i2c_oled)</text:span></text:p>
      <text:p text:style-name="P1"/>
      <text:p text:style-name="P1"><text:span text:style-name="Source_20_Text"># Configuração do segundo barramento I2C (I2C0: GPIO16 - SDA, GPIO17 - SCL)</text:span></text:p>
      <text:p text:style-name="P1"><text:span text:style-name="Source_20_Text">i2c_ext = SoftI2C(scl=Pin(17), sda=Pin(16)) <text:s/># Para módulos adicionais (ex: sensores)</text:span></text:p>
      <text:p text:style-name="P1"/>
      <text:p text:style-name="P1"><text:span text:style-name="Source_20_Text"># Configuração do LED RGB (PWM nos pinos GPIO25, 26, 27)</text:span></text:p>
      <text:p text:style-name="P1"><text:span text:style-name="Source_20_Text">led_r = PWM(Pin(25), freq=1000)</text:span></text:p>
      <text:p text:style-name="P1"><text:span text:style-name="Source_20_Text">led_g = PWM(Pin(26), freq=1000)</text:span></text:p>
      <text:p text:style-name="P1"><text:span text:style-name="Source_20_Text">led_b = PWM(Pin(27), freq=1000)</text:span></text:p>
      <text:p text:style-name="P1"/>
      <text:p text:style-name="P1"><text:span text:style-name="Source_20_Text">def set_rgb(r, g, b):</text:span></text:p>
      <text:p text:style-name="P1"><text:span text:style-name="Source_20_Text"><text:s text:c="4"/>led_r.duty(int(r * 1023 / 255))</text:span></text:p>
      <text:p text:style-name="P1"><text:span text:style-name="Source_20_Text"><text:s text:c="4"/>led_g.duty(int(g * 1023 / 255))</text:span></text:p>
      <text:p text:style-name="P1"><text:span text:style-name="Source_20_Text"><text:s text:c="4"/>led_b.duty(int(b * 1023 / 255))</text:span></text:p>
      <text:p text:style-name="P1"/>
      <text:p text:style-name="P1"><text:span text:style-name="Source_20_Text"># Configuração dos botões (GPIO32 e GPIO33)</text:span></text:p>
      <text:p text:style-name="P1"><text:span text:style-name="Source_20_Text">botao_a = Pin(32, Pin.IN, Pin.PULL_UP)</text:span></text:p>
      <text:p text:style-name="P1"><text:span text:style-name="Source_20_Text">botao_b = Pin(33, Pin.IN, Pin.PULL_UP)</text:span></text:p>
      <text:p text:style-name="P1"/>
      <text:p text:style-name="P1"><text:span text:style-name="Source_20_Text"># Configuração do buzzer (PWM nos GPIO18 e GPIO19)</text:span></text:p>
      <text:p text:style-name="P1"><text:span text:style-name="Source_20_Text">buzzer_a = PWM(Pin(18), freq=1000, duty=0)</text:span></text:p>
      <text:p text:style-name="P1"><text:span text:style-name="Source_20_Text">buzzer_b = PWM(Pin(19), freq=1000, duty=0)</text:span></text:p>
      <text:p text:style-name="P1"/>
      <text:p text:style-name="P1"><text:span text:style-name="Source_20_Text">def beep(buzzer, freq=1000, duration=0.2):</text:span></text:p>
      <text:p text:style-name="P1"><text:span text:style-name="Source_20_Text"><text:s text:c="4"/>buzzer.freq(freq)</text:span></text:p>
      <text:p text:style-name="P1"><text:span text:style-name="Source_20_Text"><text:s text:c="4"/>buzzer.duty(512)</text:span></text:p>
      <text:p text:style-name="P1"><text:span text:style-name="Source_20_Text"><text:s text:c="4"/>utime.sleep(duration)</text:span></text:p>
      <text:p text:style-name="P1"><text:span text:style-name="Source_20_Text"><text:s text:c="4"/>buzzer.duty(0)</text:span></text:p>
      <text:p text:style-name="P1"/>
      <text:p text:style-name="P1"><text:span text:style-name="Source_20_Text"># Configuração da matriz de LEDs WS2812B (GPIO4)</text:span></text:p>
      <text:p text:style-name="P1"><text:span text:style-name="Source_20_Text">NUM_LEDS = 25</text:span></text:p>
      <text:p text:style-name="P1"><text:span text:style-name="Source_20_Text">np = neopixel.NeoPixel(Pin(4), NUM_LEDS)</text:span></text:p>
      <text:p text:style-name="P1"/>
      <text:p text:style-name="P1"><text:span text:style-name="Source_20_Text">def clear_matrix():</text:span></text:p>
      <text:p text:style-name="P1"><text:span text:style-name="Source_20_Text"><text:s text:c="4"/>for i in range(NUM_LEDS):</text:span></text:p>
      <text:p text:style-name="P1"><text:span text:style-name="Source_20_Text"><text:s text:c="8"/>np[i] = (0, 0, 0)</text:span></text:p>
      <text:p text:style-name="P1"><text:span text:style-name="Source_20_Text"><text:s text:c="4"/>np.write()</text:span></text:p>
      <text:p text:style-name="P1"/>
      <text:p text:style-name="P1"><text:span text:style-name="Source_20_Text"># Configuração do Joystick (ADC GPIO34 - VRx, GPIO35 - VRy, GPIO22 - Botão)</text:span></text:p>
      <text:p text:style-name="P1"><text:span text:style-name="Source_20_Text">vrx = ADC(Pin(34))</text:span></text:p>
      <text:p text:style-name="P1"><text:span text:style-name="Source_20_Text">vry = ADC(Pin(35))</text:span></text:p>
      <text:p text:style-name="P1"><text:span text:style-name="Source_20_Text">botao_joy = Pin(22, Pin.IN, Pin.PULL_UP)</text:span></text:p>
      <text:p text:style-name="P1"/>
      <text:p text:style-name="P1"><text:span text:style-name="Source_20_Text">def get_joystick():</text:span></text:p>
      <text:p text:style-name="P1"><text:span text:style-name="Source_20_Text"><text:s text:c="4"/>x = vrx.read()</text:span></text:p>
      <text:p text:style-name="P1"><text:span text:style-name="Source_20_Text"><text:s text:c="4"/>y = vry.read()</text:span></text:p>
      <text:p text:style-name="P1"><text:span text:style-name="Source_20_Text"><text:s text:c="4"/>btn = botao_joy.value()</text:span></text:p>
      <text:p text:style-name="P1"><text:span text:style-name="Source_20_Text"><text:s text:c="4"/>return x, y, btn</text:span></text:p>
      <text:p text:style-name="P1"/>
      <text:p text:style-name="P1"><text:span text:style-name="Source_20_Text"># Configuração do microfone (ADC no GPIO36)</text:span></text:p>
      <text:p text:style-name="P1"><text:span text:style-name="Source_20_Text">microfone = ADC(Pin(36))</text:span></text:p>
      <text:p text:style-name="P1"/>
      <text:p text:style-name="P1"><text:span text:style-name="Source_20_Text"># Configuração da comunicação UART (GPIO1 - TX, GPIO3 - RX)</text:span></text:p>
      <text:p text:style-name="P1"><text:span text:style-name="Source_20_Text">from machine import UART</text:span></text:p>
      <text:p text:style-name="P1"><text:span text:style-name="Source_20_Text">uart = UART(1, baudrate=115200, tx=1, rx=3)</text:span></text:p>
      <text:p text:style-name="P1"/>
      <text:p text:style-name="P1"><text:span text:style-name="Source_20_Text"># Configuração da comunicação SPI (GPIO23 - MOSI, GPIO19 - MISO, GPIO18 - SCK, GPIO5 - CS)</text:span></text:p>
      <text:p text:style-name="P1"><text:span text:style-name="Source_20_Text">from machine import SPI</text:span></text:p>
      <text:p text:style-name="P1"><text:soft-page-break/><text:span text:style-name="Source_20_Text">spi = SPI(1, baudrate=1000000, polarity=0, phase=0, sck=Pin(18), mosi=Pin(23), miso=Pin(19))</text:span></text:p>
      <text:p text:style-name="P1"><text:span text:style-name="Source_20_Text">cs = Pin(5, Pin.OUT)</text:span></text:p>
      <text:p text:style-name="P1"/>
      <text:p text:style-name="P1"><text:span text:style-name="Source_20_Text"># Função para exibir texto no OLED</text:span></text:p>
      <text:p text:style-name="P1"><text:span text:style-name="Source_20_Text">def display_text(text, line=0):</text:span></text:p>
      <text:p text:style-name="P1"><text:span text:style-name="Source_20_Text"><text:s text:c="4"/>oled.fill(0)</text:span></text:p>
      <text:p text:style-name="P1"><text:span text:style-name="Source_20_Text"><text:s text:c="4"/>oled.text(text, 0, line * 10)</text:span></text:p>
      <text:p text:style-name="P1"><text:span text:style-name="Source_20_Text"><text:s text:c="4"/>oled.show()</text:span></text:p>
      <text:p text:style-name="P1"/>
      <text:p text:style-name="P1"><text:span text:style-name="Source_20_Text"># Exemplo de uso</text:span></text:p>
      <text:p text:style-name="P1"><text:span text:style-name="Source_20_Text">set_rgb(255, 0, 0) <text:s/># Vermelho</text:span></text:p>
      <text:p text:style-name="P1"><text:span text:style-name="Source_20_Text">utime.sleep(1)</text:span></text:p>
      <text:p text:style-name="P1"><text:span text:style-name="Source_20_Text">set_rgb(0, 255, 0) <text:s/># Verde</text:span></text:p>
      <text:p text:style-name="P1"><text:span text:style-name="Source_20_Text">utime.sleep(1)</text:span></text:p>
      <text:p text:style-name="P1"><text:span text:style-name="Source_20_Text">set_rgb(0, 0, 255) <text:s/># Azul</text:span></text:p>
      <text:p text:style-name="P1"/>
      <text:p text:style-name="P1"><text:span text:style-name="Source_20_Text">display_text("BitDogLab ESP32", 0)</text:span></text:p>
      <text:p text:style-name="P1"/>
      <text:p text:style-name="P1"><text:span text:style-name="Source_20_Text"># Teste do buzzer</text:span></text:p>
      <text:p text:style-name="P1"><text:span text:style-name="Source_20_Text">beep(buzzer_a)</text:span></text:p>
      <text:p text:style-name="P1"><text:span text:style-name="Source_20_Text">beep(buzzer_b)</text:span></text:p>
      <text:p text:style-name="P1"/>
      <text:p text:style-name="P1"><text:span text:style-name="Source_20_Text"># Teste do microfone</text:span></text:p>
      <text:p text:style-name="P1"><text:span text:style-name="Source_20_Text">nivel_som = microfone.read()</text:span></text:p>
      <text:p text:style-name="P1"><text:span text:style-name="Source_20_Text">display_text(f"Mic: {nivel_som}", 1)</text:span></text:p>
      <text:p text:style-name="P1"/>
      <text:p text:style-name="P1"><text:span text:style-name="Source_20_Text"># Teste do joystick</text:span></text:p>
      <text:p text:style-name="P1"><text:span text:style-name="Source_20_Text">x, y, btn = get_joystick()</text:span></text:p>
      <text:p text:style-name="P1"><text:span text:style-name="Source_20_Text">display_text(f"X:{x} Y:{y} Btn:{btn}", 2)</text:span></text:p>
      <text:p text:style-name="P1"/>
      <text:p text:style-name="P1"><text:span text:style-name="Source_20_Text"># Teste da matriz de LEDs</text:span></text:p>
      <text:p text:style-name="P1"><text:span text:style-name="Source_20_Text">np[0] = (255, 0, 0) <text:s/># Primeiro LED vermelho</text:span></text:p>
      <text:p text:style-name="P1"><text:span text:style-name="Source_20_Text">np.write()</text:span></text:p>
      <text:p text:style-name="P2"/>
      <text:p text:style-name="Horizontal_20_Line"/>
      <text:h text:style-name="Heading_20_3" text:outline-level="3"><text:span text:style-name="Strong_20_Emphasis">Principais Alterações</text:span></text:h>
      <text:list xml:id="list1500152822" text:style-name="L26">
        <text:list-item>
          <text:p text:style-name="P32"><text:span text:style-name="Strong_20_Emphasis">I2C:</text:span></text:p>
          <text:list>
            <text:list-item>
              <text:p text:style-name="P33"><text:span text:style-name="Strong_20_Emphasis">OLED (I2C1)</text:span> → GPIO21 (SDA) e GPIO22 (SCL)</text:p>
            </text:list-item>
            <text:list-item>
              <text:p text:style-name="P33"><text:span text:style-name="Strong_20_Emphasis">Periféricos adicionais (I2C0)</text:span> → GPIO16 (SDA) e GPIO17 (SCL)</text:p>
            </text:list-item>
          </text:list>
        </text:list-item>
        <text:list-item>
          <text:p text:style-name="P32"><text:span text:style-name="Strong_20_Emphasis">SPI:</text:span></text:p>
          <text:list>
            <text:list-item>
              <text:p text:style-name="P33"><text:span text:style-name="Strong_20_Emphasis">MOSI</text:span> → GPIO23</text:p>
            </text:list-item>
            <text:list-item>
              <text:p text:style-name="P33"><text:span text:style-name="Strong_20_Emphasis">MISO</text:span> → GPIO19</text:p>
            </text:list-item>
            <text:list-item>
              <text:p text:style-name="P33"><text:span text:style-name="Strong_20_Emphasis">SCK</text:span> → GPIO18</text:p>
            </text:list-item>
            <text:list-item>
              <text:p text:style-name="P33"><text:span text:style-name="Strong_20_Emphasis">CS</text:span> → GPIO5</text:p>
            </text:list-item>
          </text:list>
        </text:list-item>
        <text:list-item>
          <text:p text:style-name="P32"><text:span text:style-name="Strong_20_Emphasis">UART:</text:span></text:p>
          <text:list>
            <text:list-item>
              <text:p text:style-name="P33"><text:span text:style-name="Strong_20_Emphasis">TX</text:span> → GPIO1</text:p>
            </text:list-item>
            <text:list-item>
              <text:p text:style-name="P33"><text:span text:style-name="Strong_20_Emphasis">RX</text:span> → GPIO3</text:p>
            </text:list-item>
          </text:list>
        </text:list-item>
        <text:list-item>
          <text:p text:style-name="P32"><text:span text:style-name="Strong_20_Emphasis">ADC:</text:span></text:p>
          <text:list>
            <text:list-item>
              <text:p text:style-name="P33"><text:span text:style-name="Strong_20_Emphasis">Microfone</text:span> → GPIO36</text:p>
            </text:list-item>
            <text:list-item>
              <text:p text:style-name="P33"><text:span text:style-name="Strong_20_Emphasis">Joystick VRx</text:span> → GPIO34</text:p>
            </text:list-item>
            <text:list-item>
              <text:p text:style-name="P33"><text:span text:style-name="Strong_20_Emphasis">Joystick VRy</text:span> → GPIO35</text:p>
            </text:list-item>
          </text:list>
        </text:list-item>
        <text:list-item>
          <text:p text:style-name="P32"><text:soft-page-break/><text:span text:style-name="Strong_20_Emphasis">PWM (LED RGB, Buzzers):</text:span></text:p>
          <text:list>
            <text:list-item>
              <text:p text:style-name="P33"><text:span text:style-name="Strong_20_Emphasis">LED RGB:</text:span> GPIO25 (R), GPIO26 (G), GPIO27 (B)</text:p>
            </text:list-item>
            <text:list-item>
              <text:p text:style-name="P33"><text:span text:style-name="Strong_20_Emphasis">Buzzers:</text:span> GPIO18 e GPIO19</text:p>
            </text:list-item>
          </text:list>
        </text:list-item>
        <text:list-item>
          <text:p text:style-name="P32"><text:span text:style-name="Strong_20_Emphasis">Matriz WS2812B:</text:span></text:p>
          <text:list>
            <text:list-item>
              <text:p text:style-name="P33"><text:span text:style-name="Strong_20_Emphasis">GPIO4</text:span></text:p>
            </text:list-item>
          </text:list>
        </text:list-item>
        <text:list-item>
          <text:p text:style-name="P32"><text:span text:style-name="Strong_20_Emphasis">Botões:</text:span></text:p>
          <text:list>
            <text:list-item>
              <text:p text:style-name="P33"><text:span text:style-name="Strong_20_Emphasis">A:</text:span> GPIO32</text:p>
            </text:list-item>
            <text:list-item>
              <text:p text:style-name="P33"><text:span text:style-name="Strong_20_Emphasis">B:</text:span> GPIO33</text:p>
            </text:list-item>
            <text:list-item>
              <text:p text:style-name="P32"><text:span text:style-name="Strong_20_Emphasis">Joystick:</text:span> GPIO2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24:25.330136369</meta:creation-date>
    <dc:date>2025-02-20T16:05:54.664074587</dc:date>
    <meta:editing-duration>PT59S</meta:editing-duration>
    <meta:editing-cycles>1</meta:editing-cycles>
    <meta:document-statistic meta:table-count="0" meta:image-count="0" meta:object-count="0" meta:page-count="6" meta:paragraph-count="173" meta:word-count="1440" meta:character-count="8272" meta:non-whitespace-character-count="6986"/>
    <meta:generator>LibreOffice/7.3.7.2$Linux_X86_64 LibreOffice_project/30$Build-2</meta:generator>
  </office:meta>
</office:document-meta>
</file>